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cm" fo:min-width="3.036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4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3.95cm" fo:min-width="9.8cm"/>
    </style:style>
    <style:style style:name="gr6" style:family="graphic" style:parent-style-name="standard">
      <style:graphic-properties draw:textarea-horizontal-align="justify" draw:textarea-vertical-align="middle" draw:auto-grow-height="false" fo:min-height="2.65cm" fo:min-width="2.25cm"/>
    </style:style>
    <style:style style:name="gr7" style:family="graphic" style:parent-style-name="standard">
      <style:graphic-properties draw:textarea-horizontal-align="justify" draw:textarea-vertical-align="middle" draw:auto-grow-height="false" fo:min-height="2.014cm" fo:min-width="4.31cm"/>
    </style:style>
    <style:style style:name="gr8" style:family="graphic" style:parent-style-name="standard">
      <style:graphic-properties draw:textarea-horizontal-align="justify" draw:textarea-vertical-align="middle" draw:auto-grow-height="false" fo:min-height="0.528cm" fo:min-width="0.702cm"/>
    </style:style>
    <style:style style:name="gr9" style:family="graphic" style:parent-style-name="standard">
      <style:graphic-properties draw:textarea-horizontal-align="justify" draw:textarea-vertical-align="middle" draw:auto-grow-height="false" fo:min-height="0.458cm" fo:min-width="0.4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5cm" svg:height="2.7cm" svg:x="7.9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4.8cm" svg:height="1.8cm" svg:x="7.8cm" svg:y="5.2cm">
          <text:p text:style-name="P1">Liczba a &gt; 9</text:p>
          <draw:enhanced-geometry svg:viewBox="0 0 21600 21600" draw:type="rectangle" draw:enhanced-path="M 0 0 L 21600 0 21600 21600 0 21600 0 0 Z N"/>
        </draw:custom-shape>
        <draw:line draw:style-name="gr3" draw:text-style-name="P2" xml:id="id2" draw:id="id2" draw:layer="layout" svg:x1="5.8cm" svg:y1="2.7cm" svg:x2="8.1cm" svg:y2="2.7cm">
          <text:p/>
        </draw:line>
        <draw:connector draw:style-name="gr4" draw:text-style-name="P1" draw:layer="layout" svg:x1="7.8cm" svg:y1="6.1cm" svg:x2="5.8cm" svg:y2="2.7cm" draw:start-shape="id1" draw:start-glue-point="3" draw:end-shape="id2" draw:end-glue-point="3" svg:d="M7800 6100h-2000v-3400" svg:viewBox="0 0 2001 3401">
          <text:p/>
        </draw:connector>
        <draw:custom-shape draw:style-name="gr5" draw:text-style-name="P1" draw:layer="layout" svg:width="10.3cm" svg:height="4.2cm" svg:x="5.5cm" svg:y="9.7cm">
          <text:p text:style-name="P1">x += a % 10</text:p>
          <text:p text:style-name="P1"><text:s/>a = int(a / 10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5.8cm" svg:x="7.9cm" svg:y="17.3cm">
          <text:p text:style-name="P1">Drukuj sume cyf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6.8cm" svg:height="3.2cm" svg:x="7.2cm" svg:y="25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4cm" svg:y1="7.1cm" svg:x2="10.4cm" svg:y2="9.8cm">
          <text:p/>
        </draw:line>
        <draw:line draw:style-name="gr3" draw:text-style-name="P2" draw:layer="layout" svg:x1="10.7cm" svg:y1="14.2cm" svg:x2="10.7cm" svg:y2="17.5cm">
          <text:p/>
        </draw:line>
        <draw:line draw:style-name="gr3" draw:text-style-name="P2" draw:layer="layout" svg:x1="10.7cm" svg:y1="23.1cm" svg:x2="10.7cm" svg:y2="25.6cm">
          <text:p/>
        </draw:line>
        <draw:custom-shape draw:style-name="gr8" draw:text-style-name="P1" draw:layer="layout" svg:width="1.7cm" svg:height="1.1cm" svg:x="4cm" svg:y="4cm">
          <text:p text:style-name="P1">N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4cm" svg:height="1cm" svg:x="10.8cm" svg:y="8.2cm">
          <text:p text:style-name="P1">T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19:04:47.187874701</meta:creation-date>
    <dc:date>2018-10-02T19:10:11.987384480</dc:date>
    <meta:editing-duration>PT4M36S</meta:editing-duration>
    <meta:editing-cycles>2</meta:editing-cycles>
    <meta:generator>LibreOffice/6.0.4.2$Linux_X86_64 LibreOffice_project/00m0$Build-2</meta:generator>
    <meta:document-statistic meta:object-count="12"/>
  </office:meta>
</office:document-meta>
</file>